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800000" draw:marker-start-width="0.276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00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579d1c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579d1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579d1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4586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4586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4586" draw:marker-start="Arrow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00458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800000" draw:marker-start="Arrow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>
      <style:graphic-properties svg:stroke-color="#000000" draw:fill="solid" draw:fill-color="#ffd320" draw:textarea-horizontal-align="justify" draw:textarea-vertical-align="middle" draw:auto-grow-height="false"/>
    </style:style>
    <style:style style:name="gr22" style:family="graphic">
      <style:graphic-properties svg:stroke-color="#000000" draw:fill="solid" draw:fill-color="#aecf00" draw:textarea-horizontal-align="justify" draw:textarea-vertical-align="middle" draw:auto-grow-height="false"/>
    </style:style>
    <style:style style:name="gr23" style:family="graphic">
      <style:graphic-properties svg:stroke-color="#000000" draw:fill="solid" draw:fill-color="#83caff" draw:textarea-horizontal-align="justify" draw:textarea-vertical-align="middle" draw:auto-grow-height="false"/>
    </style:style>
    <style:style style:name="gr24" style:family="graphic">
      <style:graphic-properties draw:stroke="none" svg:stroke-color="#000000" draw:fill="none" draw:fill-color="#ffd320" draw:textarea-horizontal-align="justify" draw:textarea-vertical-align="middle" draw:auto-grow-height="false"/>
    </style:style>
    <style:style style:name="gr25" style:family="graphic">
      <style:graphic-properties svg:stroke-color="#000000" draw:fill="solid" draw:fill-color="#0084d1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4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5" style:family="paragraph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778cm" svg:x="9.921cm" svg:y="3.3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8.68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9.31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8.68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9.31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9.95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0.58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9.95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0.585cm">
          <text:p text:style-name="P2"><text:span text:style-name="T1">Friends: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3.76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4.39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3.76cm">
          <text:p text:style-name="P2"><text:span text:style-name="T1">Name = "Rhett Butler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4.395cm">
          <text:p text:style-name="P2"><text:span text:style-name="T1">Mood = "Amorous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5.03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5.66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5.03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6.08cm" svg:y="15.665cm">
          <text:p text:style-name="P2"><text:span text:style-name="T1">Friends: (empty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6.14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6.77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6.14cm">
          <text:p text:style-name="P2"><text:span text:style-name="T1">Name = "Ashley Wilkes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6.775cm">
          <text:p text:style-name="P2"><text:span text:style-name="T1">Mood = "Limpid and Wimp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7.41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8.04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7.41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8.045cm">
          <text:p text:style-name="P2"><text:span text:style-name="T1">Friends: (empty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11.22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11.85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11.855cm">
          <text:p text:style-name="P2"><text:span text:style-name="T1">Mood = "Pious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12.49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13.12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12.49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0.635cm" svg:x="13.7cm" svg:y="13.125cm">
          <text:p text:style-name="P2"><text:span text:style-name="T1">Friends: 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81cm" svg:height="0.381cm" svg:x="17.256cm" svg:y="13.25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0.971cm" svg:height="1.904cm" svg:x="10.779cm" svg:y="10.204cm" svg:viewBox="0 0 972 1905" svg:d="m381 0c1524 762-381 1905-381 1905">
          <text:p/>
        </draw:path>
        <draw:path draw:style-name="gr5" draw:text-style-name="P1" draw:layer="layout" svg:width="4.712cm" svg:height="1.65cm" svg:x="6.066cm" svg:y="12.109cm" svg:viewBox="0 0 4713 1651" svg:d="m4713 0c-5207 889-4699 1651-4699 1651">
          <text:p/>
        </draw:path>
        <draw:path draw:style-name="gr4" draw:text-style-name="P1" draw:layer="layout" svg:width="0.971cm" svg:height="1.904cm" svg:x="18.413cm" svg:y="7.664cm" svg:viewBox="0 0 972 1905" svg:d="m381 0c1524 762-381 1905-381 1905">
          <text:p/>
        </draw:path>
        <draw:path draw:style-name="gr5" draw:text-style-name="P1" draw:layer="layout" svg:width="4.712cm" svg:height="1.65cm" svg:x="13.7cm" svg:y="9.569cm" svg:viewBox="0 0 4713 1651" svg:d="m4713 0c-5207 889-4699 1651-4699 1651">
          <text:p/>
        </draw:path>
        <draw:path draw:style-name="gr4" draw:text-style-name="P1" draw:layer="layout" svg:width="6.964cm" svg:height="2.412cm" svg:x="4.81cm" svg:y="15.284cm" svg:viewBox="0 0 6965 2413" svg:d="m6350 0c2286 1651-2540 2413-2540 2413h-3810">
          <text:p/>
        </draw:path>
        <draw:path draw:style-name="gr6" draw:text-style-name="P1" draw:layer="layout" svg:width="1.674cm" svg:height="8.889cm" svg:x="4.405cm" svg:y="8.807cm" svg:viewBox="0 0 1675 8890" svg:d="m405 8890c-1397-8514 1270-8890 1270-8890">
          <text:p/>
        </draw:path>
        <draw:path draw:style-name="gr7" draw:text-style-name="P1" draw:layer="layout" svg:width="4.063cm" svg:height="0.548cm" svg:x="9.636cm" svg:y="10.966cm" svg:viewBox="0 0 4064 549" svg:d="m0 0c0 762 4064 508 4064 508">
          <text:p/>
        </draw:path>
        <draw:line draw:style-name="gr8" draw:text-style-name="P1" draw:layer="layout" svg:x1="10.144cm" svg:y1="10.839cm" svg:x2="13.7cm" svg:y2="6.394cm">
          <text:p/>
        </draw:line>
        <draw:custom-shape draw:style-name="gr3" draw:text-style-name="P1" draw:layer="layout" svg:width="0.381cm" svg:height="0.381cm" svg:x="9.509cm" svg:y="10.7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81cm" svg:height="0.381cm" svg:x="9.89cm" svg:y="10.712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1.302cm" svg:height="2.236cm" svg:x="6.207cm" svg:y="12.49cm" svg:viewBox="0 0 11303 2237" svg:d="m11303 1143c-1397 2667-6223-381-6223-381l-5080-762">
          <text:p/>
        </draw:path>
        <draw:path draw:style-name="gr7" draw:text-style-name="P1" draw:layer="layout" svg:width="1.218cm" svg:height="3.174cm" svg:x="4.988cm" svg:y="9.315cm" svg:viewBox="0 0 1219 3175" svg:d="m1219 3175c-2667-2540-127-3175-127-3175">
          <text:p/>
        </draw:path>
        <draw:custom-shape draw:style-name="gr10" draw:text-style-name="P3" draw:layer="layout" svg:width="1.27cm" svg:height="0.635cm" svg:x="1.77cm" svg:y="4.87cm">
          <text:p text:style-name="P2"><text:span text:style-name="T1">empt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7cm" svg:y="5.505cm">
          <text:p text:style-name="P2"><text:span text:style-name="T1">empt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7cm" svg:y="6.1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7cm" svg:y="6.775cm">
          <text:p text:style-name="P2"><text:span text:style-name="T1">empty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7cm" svg:y="7.41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1.134cm" svg:y="4.871cm">
          <text:p text:style-name="P3">0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34cm" svg:y="5.506cm">
          <text:p text:style-name="P3">1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34cm" svg:y="6.141cm">
          <text:p text:style-name="P3">2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34cm" svg:y="6.776cm">
          <text:p text:style-name="P3">3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34cm" svg:y="7.411cm">
          <text:p text:style-name="P3">4</text:p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4" draw:layer="layout" svg:width="1.433cm" svg:height="1.191cm" svg:x="1.635cm" svg:y="3.788cm">
          <draw:text-box>
            <text:p text:style-name="P1"><text:span text:style-name="T2">Hash</text:span></text:p>
            <text:p text:style-name="P1"><text:span text:style-name="T2">Table</text:span></text:p>
          </draw:text-box>
        </draw:frame>
        <draw:custom-shape draw:style-name="gr13" draw:text-style-name="P1" draw:layer="layout" svg:width="0.381cm" svg:height="0.381cm" svg:x="2.016cm" svg:y="6.2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62cm" svg:y="8.045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62cm" svg:y="8.68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62cm" svg:y="9.3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62cm" svg:y="9.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0.635cm" svg:x="1.762cm" svg:y="10.585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635cm" svg:height="0.635cm" svg:x="1.126cm" svg:y="8.046cm">
          <text:p text:style-name="P3">5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26cm" svg:y="8.681cm">
          <text:p text:style-name="P3">6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26cm" svg:y="9.316cm">
          <text:p text:style-name="P3">7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26cm" svg:y="9.951cm">
          <text:p text:style-name="P3">8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" draw:layer="layout" svg:width="0.635cm" svg:height="0.635cm" svg:x="1.126cm" svg:y="10.586cm">
          <text:p text:style-name="P3">9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0.381cm" svg:height="0.381cm" svg:x="2.008cm" svg:y="9.4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81cm" svg:height="0.381cm" svg:x="2.016cm" svg:y="10.0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81cm" svg:height="0.381cm" svg:x="2.397cm" svg:y="10.077cm">
          <text:p/>
          <draw:enhanced-geometry svg:viewBox="0 0 21600 21600" draw:type="rectangle" draw:enhanced-path="M 0 0 L 21600 0 21600 21600 0 21600 0 0 Z N"/>
        </draw:custom-shape>
        <draw:path draw:style-name="gr14" draw:text-style-name="P1" draw:layer="layout" svg:width="3.809cm" svg:height="0.978cm" svg:x="2.27cm" svg:y="8.59cm" svg:viewBox="0 0 3810 979" svg:d="m0 979c2449-1397 3810-889 3810-889">
          <text:p/>
        </draw:path>
        <draw:path draw:style-name="gr15" draw:text-style-name="P1" draw:layer="layout" svg:width="1.652cm" svg:height="3.301cm" svg:x="2.397cm" svg:y="6.521cm" svg:viewBox="0 0 1653 3302" svg:d="m0 0c1778 127 1651 3302 1651 3302">
          <text:p/>
        </draw:path>
        <draw:path draw:style-name="gr16" draw:text-style-name="P1" draw:layer="layout" svg:width="1.901cm" svg:height="3.936cm" draw:transform="rotate (-3.14159265358979) translate (5.953cm 13.76cm)" svg:viewBox="0 0 1902 3937" svg:d="m0 0c2046 151 1900 3937 1900 3937">
          <text:p/>
        </draw:path>
        <draw:path draw:style-name="gr14" draw:text-style-name="P1" draw:layer="layout" svg:width="11.556cm" svg:height="4.472cm" svg:x="2.143cm" svg:y="5.858cm" svg:viewBox="0 0 11557 4473" svg:d="m0 4473c5461-6096 11557-4191 11557-4191">
          <text:p/>
        </draw:path>
        <draw:path draw:style-name="gr14" draw:text-style-name="P1" draw:layer="layout" svg:width="10.921cm" svg:height="1.801cm" svg:x="2.651cm" svg:y="10.204cm" svg:viewBox="0 0 10922 1802" svg:d="m0 0c2413 2540 10922 1651 10922 1651">
          <text:p/>
        </draw:path>
        <draw:line draw:style-name="gr8" draw:text-style-name="P1" draw:layer="layout" svg:x1="16.017cm" svg:y1="4.775cm" svg:x2="18.405cm" svg:y2="4.775cm">
          <text:p/>
        </draw:line>
        <draw:frame draw:style-name="gr12" draw:text-style-name="P5" draw:layer="layout" svg:width="6.099cm" svg:height="0.721cm" svg:x="9.983cm" svg:y="4.362cm">
          <draw:text-box>
            <text:p><text:span text:style-name="T2">Pointers from the </text:span><text:span text:style-name="T3">Friends</text:span><text:span text:style-name="T2"> vector</text:span></text:p>
          </draw:text-box>
        </draw:frame>
        <draw:line draw:style-name="gr17" draw:text-style-name="P1" draw:layer="layout" svg:x1="15.636cm" svg:y1="4.267cm" svg:x2="18.407cm" svg:y2="4.276cm">
          <text:p/>
        </draw:line>
        <draw:frame draw:style-name="gr12" draw:text-style-name="P5" draw:layer="layout" svg:width="5.603cm" svg:height="0.721cm" svg:x="9.984cm" svg:y="3.863cm">
          <draw:text-box>
            <text:p><text:span text:style-name="T2">Pointers from </text:span><text:span text:style-name="T3">InRelationship</text:span></text:p>
          </draw:text-box>
        </draw:frame>
        <draw:line draw:style-name="gr18" draw:text-style-name="P1" draw:layer="layout" svg:x1="15.382cm" svg:y1="3.759cm" svg:x2="18.408cm" svg:y2="3.777cm">
          <text:p/>
        </draw:line>
        <draw:frame draw:style-name="gr12" draw:text-style-name="P5" draw:layer="layout" svg:width="5.248cm" svg:height="0.721cm" svg:x="9.985cm" svg:y="3.364cm">
          <draw:text-box>
            <text:p><text:span text:style-name="T2">Pointers from the hash table</text:span></text:p>
          </draw:text-box>
        </draw:frame>
        <draw:path draw:style-name="gr4" draw:text-style-name="P1" draw:layer="layout" svg:width="4.498cm" svg:height="1.904cm" svg:x="14.717cm" svg:y="9.764cm" svg:viewBox="0 0 4499 1905" svg:d="m3810 1905c2794-762-3810-1905-3810-1905">
          <text:p/>
        </draw:path>
        <draw:path draw:style-name="gr19" draw:text-style-name="P1" draw:layer="layout" svg:width="1.27cm" svg:height="2.032cm" draw:transform="rotate (-3.14159265358979) translate (14.718cm 9.765cm)" svg:viewBox="0 0 1271 2033" svg:d="m1076 2033c790-813-1076-2033-1076-2033">
          <text:p/>
        </draw:path>
        <draw:custom-shape draw:style-name="gr2" draw:text-style-name="P3" draw:layer="layout" svg:width="5.08cm" svg:height="0.635cm" svg:x="13.7cm" svg:y="11.22cm">
          <text:p text:style-name="P2"><text:span text:style-name="T1">Name = "Melanie Hamilton"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0" draw:text-style-name="P1" draw:layer="Layout" svg:width="8.89cm" svg:height="1.778cm" svg:x="9.921cm" svg:y="3.37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8.68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9.31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9.315cm">
          <text:p text:style-name="P2"><text:span text:style-name="T1">Mood = "Jilted and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9.95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0.58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9.95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0.585cm">
          <text:p text:style-name="P2"><text:span text:style-name="T1">Friends: 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3.76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4.39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3.76cm">
          <text:p text:style-name="P2"><text:span text:style-name="T1">Name = "Rhett Butler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4.395cm">
          <text:p text:style-name="P2"><text:span text:style-name="T1">Mood = "Pissed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5.03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5.66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5.03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6.08cm" svg:y="15.665cm">
          <text:p text:style-name="P2"><text:span text:style-name="T1">Friends: (empty)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0.635cm" svg:x="13.7cm" svg:y="6.14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0.635cm" svg:x="13.7cm" svg:y="6.14cm">
          <text:p text:style-name="P2"><text:span text:style-name="T1">Name = "Ashley Wilkes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0.635cm" svg:x="13.7cm" svg:y="7.41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0.635cm" svg:x="13.7cm" svg:y="8.04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0.635cm" svg:x="13.7cm" svg:y="7.41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0.635cm" svg:x="13.7cm" svg:y="8.045cm">
          <text:p text:style-name="P2"><text:span text:style-name="T1">Friends: (empty)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13.7cm" svg:y="11.22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13.7cm" svg:y="11.85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13.7cm" svg:y="11.855cm">
          <text:p text:style-name="P2"><text:span text:style-name="T1">Mood = "Dead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13.7cm" svg:y="12.49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13.7cm" svg:y="13.125cm">
          <text:p text:style-name="P2"><text:span text:style-name="T1">Mood = "Petulant, Angry"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13.7cm" svg:y="12.49cm">
          <text:p text:style-name="P2"><text:span text:style-name="T1">InRelationship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08cm" svg:height="0.635cm" svg:x="13.7cm" svg:y="13.125cm">
          <text:p text:style-name="P2"><text:span text:style-name="T1">Friends: 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17.256cm" svg:y="13.25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89cm" svg:height="2.599cm" svg:x="18.413cm" svg:y="6.969cm" svg:viewBox="0 0 1891 2600" svg:d="m741 0c2965 1040-741 2600-741 2600">
          <text:p/>
        </draw:path>
        <draw:path draw:style-name="gr5" draw:text-style-name="P1" draw:layer="layout" svg:width="4.712cm" svg:height="1.65cm" svg:x="13.7cm" svg:y="9.569cm" svg:viewBox="0 0 4713 1651" svg:d="m4713 0c-5207 889-4699 1651-4699 1651">
          <text:p/>
        </draw:path>
        <draw:path draw:style-name="gr4" draw:text-style-name="P1" draw:layer="layout" svg:width="6.964cm" svg:height="2.412cm" svg:x="4.81cm" svg:y="15.284cm" svg:viewBox="0 0 6965 2413" svg:d="m6350 0c2286 1651-2540 2413-2540 2413h-3810">
          <text:p/>
        </draw:path>
        <draw:path draw:style-name="gr6" draw:text-style-name="P1" draw:layer="layout" svg:width="1.674cm" svg:height="8.889cm" svg:x="4.405cm" svg:y="8.807cm" svg:viewBox="0 0 1675 8890" svg:d="m405 8890c-1397-8514 1270-8890 1270-8890">
          <text:p/>
        </draw:path>
        <draw:path draw:style-name="gr7" draw:text-style-name="P1" draw:layer="layout" svg:width="4.063cm" svg:height="0.548cm" svg:x="9.636cm" svg:y="10.966cm" svg:viewBox="0 0 4064 549" svg:d="m0 0c0 762 4064 508 4064 508">
          <text:p/>
        </draw:path>
        <draw:line draw:style-name="gr8" draw:text-style-name="P1" draw:layer="layout" svg:x1="10.144cm" svg:y1="10.839cm" svg:x2="13.7cm" svg:y2="6.715cm">
          <text:p/>
        </draw:line>
        <draw:custom-shape draw:style-name="gr22" draw:text-style-name="P1" draw:layer="Layout" svg:width="0.381cm" svg:height="0.381cm" svg:x="9.509cm" svg:y="10.7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381cm" svg:height="0.381cm" svg:x="9.89cm" svg:y="10.712cm">
          <text:p/>
          <draw:enhanced-geometry svg:viewBox="0 0 21600 21600" draw:type="rectangle" draw:enhanced-path="M 0 0 L 21600 0 21600 21600 0 21600 0 0 Z N"/>
        </draw:custom-shape>
        <draw:path draw:style-name="gr9" draw:text-style-name="P1" draw:layer="layout" svg:width="11.302cm" svg:height="2.236cm" svg:x="6.207cm" svg:y="12.49cm" svg:viewBox="0 0 11303 2237" svg:d="m11303 1143c-1397 2667-6223-381-6223-381l-5080-762">
          <text:p/>
        </draw:path>
        <draw:path draw:style-name="gr7" draw:text-style-name="P1" draw:layer="layout" svg:width="1.218cm" svg:height="3.174cm" svg:x="4.988cm" svg:y="9.315cm" svg:viewBox="0 0 1219 3175" svg:d="m1219 3175c-2667-2540-127-3175-127-3175">
          <text:p/>
        </draw:path>
        <draw:custom-shape draw:style-name="gr23" draw:text-style-name="P3" draw:layer="Layout" svg:width="1.27cm" svg:height="0.635cm" svg:x="1.77cm" svg:y="4.87cm">
          <text:p text:style-name="P2"><text:span text:style-name="T1">empty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7cm" svg:y="5.505cm">
          <text:p text:style-name="P2"><text:span text:style-name="T1">empty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7cm" svg:y="6.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7cm" svg:y="6.775cm">
          <text:p text:style-name="P2"><text:span text:style-name="T1">empty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7cm" svg:y="7.41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635cm" svg:height="0.635cm" svg:x="1.134cm" svg:y="4.871cm">
          <text:p text:style-name="P3">0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34cm" svg:y="5.506cm">
          <text:p text:style-name="P3">1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34cm" svg:y="6.141cm">
          <text:p text:style-name="P3">2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34cm" svg:y="6.776cm">
          <text:p text:style-name="P3">3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34cm" svg:y="7.411cm">
          <text:p text:style-name="P3">4</text:p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4" draw:layer="layout" svg:width="1.433cm" svg:height="1.191cm" svg:x="1.635cm" svg:y="3.788cm">
          <draw:text-box>
            <text:p text:style-name="P1"><text:span text:style-name="T2">Hash</text:span></text:p>
            <text:p text:style-name="P1"><text:span text:style-name="T2">Table</text:span></text:p>
          </draw:text-box>
        </draw:frame>
        <draw:custom-shape draw:style-name="gr25" draw:text-style-name="P1" draw:layer="Layout" svg:width="0.381cm" svg:height="0.381cm" svg:x="2.016cm" svg:y="6.2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62cm" svg:y="8.045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62cm" svg:y="8.68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62cm" svg:y="9.3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62cm" svg:y="9.9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.27cm" svg:height="0.635cm" svg:x="1.762cm" svg:y="10.585cm">
          <text:p text:style-name="P3">empty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0.635cm" svg:height="0.635cm" svg:x="1.126cm" svg:y="8.046cm">
          <text:p text:style-name="P3">5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26cm" svg:y="8.681cm">
          <text:p text:style-name="P3">6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26cm" svg:y="9.316cm">
          <text:p text:style-name="P3">7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26cm" svg:y="9.951cm">
          <text:p text:style-name="P3">8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0.635cm" svg:height="0.635cm" svg:x="1.126cm" svg:y="10.586cm">
          <text:p text:style-name="P3">9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" draw:layer="Layout" svg:width="0.381cm" svg:height="0.381cm" svg:x="2.008cm" svg:y="9.4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1cm" svg:height="0.381cm" svg:x="2.016cm" svg:y="10.0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81cm" svg:height="0.381cm" svg:x="2.397cm" svg:y="10.077cm">
          <text:p/>
          <draw:enhanced-geometry svg:viewBox="0 0 21600 21600" draw:type="rectangle" draw:enhanced-path="M 0 0 L 21600 0 21600 21600 0 21600 0 0 Z N"/>
        </draw:custom-shape>
        <draw:path draw:style-name="gr14" draw:text-style-name="P1" draw:layer="layout" svg:width="3.809cm" svg:height="0.978cm" svg:x="2.27cm" svg:y="8.59cm" svg:viewBox="0 0 3810 979" svg:d="m0 979c2449-1397 3810-889 3810-889">
          <text:p/>
        </draw:path>
        <draw:path draw:style-name="gr15" draw:text-style-name="P1" draw:layer="layout" svg:width="1.652cm" svg:height="3.301cm" svg:x="2.397cm" svg:y="6.521cm" svg:viewBox="0 0 1653 3302" svg:d="m0 0c1778 127 1651 3302 1651 3302">
          <text:p/>
        </draw:path>
        <draw:path draw:style-name="gr16" draw:text-style-name="P1" draw:layer="layout" svg:width="1.901cm" svg:height="3.936cm" draw:transform="rotate (-3.14159265358979) translate (5.953cm 13.76cm)" svg:viewBox="0 0 1902 3937" svg:d="m0 0c2046 151 1900 3937 1900 3937">
          <text:p/>
        </draw:path>
        <draw:path draw:style-name="gr14" draw:text-style-name="P1" draw:layer="layout" svg:width="11.556cm" svg:height="4.472cm" svg:x="2.143cm" svg:y="5.858cm" svg:viewBox="0 0 11557 4473" svg:d="m0 4473c5461-6096 11557-4191 11557-4191">
          <text:p/>
        </draw:path>
        <draw:path draw:style-name="gr14" draw:text-style-name="P1" draw:layer="layout" svg:width="10.921cm" svg:height="1.801cm" svg:x="2.651cm" svg:y="10.204cm" svg:viewBox="0 0 10922 1802" svg:d="m0 0c2413 2540 10922 1651 10922 1651">
          <text:p/>
        </draw:path>
        <draw:line draw:style-name="gr8" draw:text-style-name="P1" draw:layer="layout" svg:x1="16.017cm" svg:y1="4.775cm" svg:x2="18.405cm" svg:y2="4.775cm">
          <text:p/>
        </draw:line>
        <draw:frame draw:style-name="gr12" draw:text-style-name="P5" draw:layer="layout" svg:width="6.099cm" svg:height="0.721cm" svg:x="9.983cm" svg:y="4.362cm">
          <draw:text-box>
            <text:p><text:span text:style-name="T2">Pointers from the </text:span><text:span text:style-name="T3">Friends</text:span><text:span text:style-name="T2"> vector</text:span></text:p>
          </draw:text-box>
        </draw:frame>
        <draw:line draw:style-name="gr17" draw:text-style-name="P1" draw:layer="layout" svg:x1="15.636cm" svg:y1="4.267cm" svg:x2="18.407cm" svg:y2="4.276cm">
          <text:p/>
        </draw:line>
        <draw:frame draw:style-name="gr12" draw:text-style-name="P5" draw:layer="layout" svg:width="5.603cm" svg:height="0.721cm" svg:x="9.984cm" svg:y="3.863cm">
          <draw:text-box>
            <text:p><text:span text:style-name="T2">Pointers from </text:span><text:span text:style-name="T3">InRelationship</text:span></text:p>
          </draw:text-box>
        </draw:frame>
        <draw:line draw:style-name="gr18" draw:text-style-name="P1" draw:layer="layout" svg:x1="15.382cm" svg:y1="3.759cm" svg:x2="18.408cm" svg:y2="3.777cm">
          <text:p/>
        </draw:line>
        <draw:frame draw:style-name="gr12" draw:text-style-name="P5" draw:layer="layout" svg:width="5.248cm" svg:height="0.721cm" svg:x="9.985cm" svg:y="3.364cm">
          <draw:text-box>
            <text:p><text:span text:style-name="T2">Pointers from the hash table</text:span></text:p>
          </draw:text-box>
        </draw:frame>
        <draw:custom-shape draw:style-name="gr21" draw:text-style-name="P3" draw:layer="Layout" svg:width="5.969cm" svg:height="0.635cm" svg:x="13.7cm" svg:y="6.775cm">
          <text:p text:style-name="P2"><text:span text:style-name="T1">Mood = "Weepy and still loving Melanie"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1.033cm" svg:y1="9.001cm" svg:x2="13.7cm" svg:y2="6.334cm">
          <text:p/>
        </draw:line>
        <draw:custom-shape draw:style-name="gr21" draw:text-style-name="P3" draw:layer="Layout" svg:width="5.08cm" svg:height="0.635cm" svg:x="6.08cm" svg:y="8.68cm">
          <text:p text:style-name="P2"><text:span text:style-name="T1">Name = "Scarlett O'Hara"</text:span></text:p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4.498cm" svg:height="1.904cm" svg:x="14.716cm" svg:y="9.763cm" svg:viewBox="0 0 4499 1905" svg:d="m3810 1905c2794-762-3810-1905-3810-1905">
          <text:p/>
        </draw:path>
        <draw:path draw:style-name="gr19" draw:text-style-name="P1" draw:layer="layout" svg:width="1.27cm" svg:height="2.032cm" draw:transform="rotate (-3.14159265358979) translate (14.717cm 9.764cm)" svg:viewBox="0 0 1271 2033" svg:d="m1076 2033c790-813-1076-2033-1076-2033">
          <text:p/>
        </draw:path>
        <draw:custom-shape draw:style-name="gr21" draw:text-style-name="P3" draw:layer="Layout" svg:width="5.08cm" svg:height="0.635cm" svg:x="13.7cm" svg:y="11.22cm">
          <text:p text:style-name="P2"><text:span text:style-name="T1">Name = "Melanie Hamilton"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0T19:55:22.033327000</meta:creation-date>
    <dc:date>2014-02-11T23:07:27.248646000</dc:date>
    <meta:editing-duration>P1DT2H56M44S</meta:editing-duration>
    <meta:editing-cycles>4</meta:editing-cycles>
    <meta:generator>LibreOffice/4.1.4.2$MacOSX_x86 LibreOffice_project/0a0440ccc0227ad9829de5f46be37cfb6edcf72</meta:generator>
    <meta:document-statistic meta:object-count="166"/>
  </office:meta>
</office:document-meta>
</file>